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1cf77" officeooo:paragraph-rsid="0011cf77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0fd416" officeooo:paragraph-rsid="000fd416"/>
    </style:style>
    <style:style style:name="P8" style:family="paragraph" style:parent-style-name="Standard" style:master-page-name="">
      <loext:graphic-properties draw:fill="none"/>
      <style:paragraph-properties fo:margin-left="1.3cm" fo:margin-right="0cm" fo:orphans="2" fo:widows="2" fo:text-indent="0cm" style:auto-text-indent="false" style:page-number="auto" fo:background-color="transparent" style:writing-mode="lr-tb"/>
      <style:text-properties officeooo:paragraph-rsid="000fd416"/>
    </style:style>
    <style:style style:name="P9" style:family="paragraph" style:parent-style-name="Heading_20_2">
      <style:text-properties officeooo:rsid="00165cfa" officeooo:paragraph-rsid="00165cfa"/>
    </style:style>
    <style:style style:name="P10" style:family="paragraph" style:parent-style-name="Heading" style:master-page-name="Standard">
      <style:paragraph-properties style:page-number="auto"/>
    </style:style>
    <style:style style:name="P11" style:family="paragraph" style:parent-style-name="Text_20_body" style:list-style-name="WW8Num7">
      <style:text-properties officeooo:rsid="000fd416" officeooo:paragraph-rsid="000fd416"/>
    </style:style>
    <style:style style:name="P12" style:family="paragraph" style:parent-style-name="Text_20_body">
      <style:text-properties officeooo:rsid="00183a49" officeooo:paragraph-rsid="00183a49"/>
    </style:style>
    <style:style style:name="P13" style:family="paragraph" style:parent-style-name="Text_20_body" style:list-style-name="WW8Num7">
      <style:text-properties officeooo:rsid="00183a49" officeooo:paragraph-rsid="00183a49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fd416" style:font-size-asian="10pt" style:font-size-complex="10pt"/>
    </style:style>
    <style:style style:name="T4" style:family="text">
      <style:text-properties fo:font-size="10pt" officeooo:rsid="0014b0d7" style:font-size-asian="10pt" style:font-size-complex="10pt"/>
    </style:style>
    <style:style style:name="T5" style:family="text">
      <style:text-properties fo:font-size="10pt" officeooo:rsid="00165cfa" style:font-size-asian="10pt" style:font-size-complex="10pt"/>
    </style:style>
    <style:style style:name="T6" style:family="text">
      <style:text-properties fo:font-size="10pt" officeooo:rsid="00183a49" style:font-size-asian="10pt" style:font-size-complex="10pt"/>
    </style:style>
    <style:style style:name="T7" style:family="text">
      <style:text-properties fo:font-size="10pt" officeooo:rsid="00183a49" style:font-size-asian="10pt"/>
    </style:style>
    <style:style style:name="T8" style:family="text">
      <style:text-properties officeooo:rsid="00160659"/>
    </style:style>
    <style:style style:name="T9" style:family="text">
      <style:text-properties officeooo:rsid="000e7b34"/>
    </style:style>
    <style:style style:name="T10" style:family="text">
      <style:text-properties officeooo:rsid="0014b0d7"/>
    </style:style>
    <style:style style:name="T11" style:family="text">
      <style:text-properties officeooo:rsid="00165cfa"/>
    </style:style>
    <style:style style:name="T12" style:family="text">
      <style:text-properties officeooo:rsid="00183a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9">ElecTek</text:span><text:line-break/>Use-Case: <text:span text:style-name="T12">Consulter les mesures énergétiques</text:span></text:h>
      <text:h text:style-name="Heading_20_1" text:outline-level="1">Brief Description</text:h>
      <text:p text:style-name="P12">Les fournisseurs peuvent désormais consulter la consommation énergétique de leurs clients, selon la périodicité que ces derniers lui ont accordé.</text:p>
      <text:h text:style-name="Heading_20_1" text:outline-level="1">Actor Brief Descriptions</text:h>
      <text:h text:style-name="P9" text:outline-level="2">Fournisseur</text:h>
      <text:p text:style-name="P8"><text:span text:style-name="T3">Il est le seul acteur de ce cas d’utilisation. Il </text:span><text:span text:style-name="T6">consulte la</text:span><text:span text:style-name="T5"> consommation d’énergie </text:span><text:span text:style-name="T6">de ses clients.</text:span></text:p>
      <text:h text:style-name="Heading_20_1" text:outline-level="1">Preconditions</text:h>
      <text:p text:style-name="P7">Avoir un compteur intelligent.</text:p>
      <text:h text:style-name="Heading_20_1" text:outline-level="1">Basic Flow of Events</text:h>
      <text:list xml:id="list9175589058295671335" text:style-name="WW8Num7">
        <text:list-item>
          <text:p text:style-name="P11"><text:span text:style-name="T11">Le fournisseur</text:span> se connecte au compteur intelligent</text:p>
        </text:list-item>
        <text:list-item>
          <text:p text:style-name="P11"><text:span text:style-name="T11">Le fournisseur</text:span> choisit l’option <text:span text:style-name="T10">lui permettant de consulter la consommation énergétique de ses clients</text:span></text:p>
        </text:list-item>
        <text:list-item>
          <text:p text:style-name="P13">Le fournisseur choisit le client dont il veut consulter la consommation grâce à son 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1cf77" officeooo:paragraph-rsid="0011cf77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83a49" style:font-size-asian="10pt"/>
    </style:style>
    <style:style style:name="MT3" style:family="text">
      <style:text-properties officeooo:rsid="00160659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ElecTek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2">Consulter les mesures énergétiques</text:span></text:p>
            </table:table-cell>
            <table:table-cell table:style-name="Tableau2.B1" office:value-type="string">
              <text:p text:style-name="MP3"><text:s text:c="2"/>Date: <text:s/><text:span text:style-name="MT3">03/03/2017</text:span>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/>
            </table:table-cell>
            <table:table-cell table:style-name="Tableau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4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03T09:19:26.407000000</meta:creation-date>
    <dc:date>2017-03-10T09:35:27.994000000</dc:date>
    <meta:editing-cycles>9</meta:editing-cycles>
    <meta:editing-duration>PT32M46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16" meta:word-count="115" meta:character-count="758" meta:non-whitespace-character-count="664"/>
  </office:meta>
</office:document-meta>
</file>